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a72a" officeooo:paragraph-rsid="0008a72a"/>
    </style:style>
    <style:style style:name="P2" style:family="paragraph" style:parent-style-name="Standard">
      <style:paragraph-properties fo:text-align="start" style:justify-single-word="false"/>
      <style:text-properties officeooo:rsid="0008a72a" officeooo:paragraph-rsid="0008a72a"/>
    </style:style>
    <style:style style:name="P3" style:family="paragraph" style:parent-style-name="Standard">
      <style:paragraph-properties fo:text-align="start" style:justify-single-word="false"/>
      <style:text-properties officeooo:rsid="000b80e3" officeooo:paragraph-rsid="000b80e3"/>
    </style:style>
    <style:style style:name="P4" style:family="paragraph" style:parent-style-name="Standard">
      <style:paragraph-properties fo:text-align="start" style:justify-single-word="false"/>
      <style:text-properties officeooo:rsid="0008a72a" officeooo:paragraph-rsid="00114b22"/>
    </style:style>
    <style:style style:name="P5" style:family="paragraph" style:parent-style-name="Standard">
      <style:paragraph-properties fo:text-align="start" style:justify-single-word="false"/>
      <style:text-properties officeooo:rsid="00095f47" officeooo:paragraph-rsid="00114b22"/>
    </style:style>
    <style:style style:name="T1" style:family="text">
      <style:text-properties officeooo:rsid="00095f4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5f47" style:font-style-asian="italic" style:font-style-complex="italic"/>
    </style:style>
    <style:style style:name="T4" style:family="text">
      <style:text-properties fo:font-style="italic" officeooo:rsid="00114b22" style:font-style-asian="italic" style:font-style-complex="italic"/>
    </style:style>
    <style:style style:name="T5" style:family="text">
      <style:text-properties officeooo:rsid="0009ddc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f003"/>
    </style:style>
    <style:style style:name="T8" style:family="text">
      <style:text-properties officeooo:rsid="0010a14d"/>
    </style:style>
    <style:style style:name="T9" style:family="text">
      <style:text-properties officeooo:rsid="00114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to <text:span text:style-name="T9">the </text:span>Monopoly Model</text:p>
      <text:p text:style-name="P2"/>
      <text:p text:style-name="P2">The new monopoly model (PLmonopoly.py) incorporates the following changes:</text:p>
      <text:p text:style-name="P2">1. <text:s/>Each player's inventory and set of monopolies <text:span text:style-name="T8">are</text:span> now stored as Python set<text:span text:style-name="T8">s</text:span> instead of list<text:span text:style-name="T8">s</text:span>. <text:s text:c="2"/>Since they are unordered, this seem<text:span text:style-name="T8">s</text:span> to make sense. <text:s/>It also eliminates the possibility of duplicates. <text:s/>Almost the only syntactic change needed to make <text:span text:style-name="T8">this</text:span> work was to change 'append' to 'add' in a few places.</text:p>
      <text:p text:style-name="P2"/>
      <text:p text:style-name="P2">2. <text:s/>In addition to tracking <text:span text:style-name="T4">P</text:span><text:span text:style-name="T2">layer.inventory</text:span>, we also store this information in a Python dictionary, <text:span text:style-name="T4">P</text:span><text:span text:style-name="T2">layer.group_inv</text:span>, organized by color. <text:s/>For example, <text:span text:style-name="T4">P</text:span><text:span text:style-name="T2">layer.group_inv['Brown']</text:span> is the list of all Brown properties owned by <text:span text:style-name="T9">a </text:span>player. <text:s/></text:p>
      <text:p text:style-name="P2"/>
      <text:p text:style-name="P2">In many cases, storing this data makes it possible to replace loops through the entire inventory with loops through a single group. <text:s/>These changes make the model considerably faster.</text:p>
      <text:p text:style-name="P2"/>
      <text:p text:style-name="P4">3. <text:s/>A new version of the discrete trading model based on group rankings is implemented. <text:s/>When a game is started, the game class calculates (based on the two players' rankings) all possible trade pairs ['group1', 'group2'], where player1 prefers group2 to group1 and player2 prefers group1 to group2. These <text:span text:style-name="T1">are the only possible trades that could take place. <text:s/>We also keep track of all split complete groups in the set </text:span><text:span text:style-name="T4">G</text:span><text:span text:style-name="T3">ame.sc_groups</text:span><text:span text:style-name="T1">. <text:s/>As properties change hands, this list is updated by </text:span><text:span text:style-name="T4">G</text:span><text:span text:style-name="T3">ame.update_inventories ()</text:span><text:span text:style-name="T1"> (see (4) below).</text:span></text:p>
      <text:p text:style-name="P2"/>
      <text:p text:style-name="P5">Between turns, <text:span text:style-name="T4">G</text:span><text:span text:style-name="T2">ame.trade_by_rankings()</text:span> is called to look for and carry out trades. <text:s/>It loops through all trade pairs. <text:s/>For each pair, it checks that both groups in the pair are split and complete. <text:s/>If so, it moves all of group2 to player1 and all of group1 to player2. <text:s/><text:span text:style-name="T7">If neither group is complete, it swaps as many pairs of properties as possible between the two groups listed in the pair. <text:s/>If one group is complete and the other isn't, no trade occurs (one player would get a monopoly and the other would not). <text:s/></text:span><text:s text:c="2"/></text:p>
      <text:p text:style-name="P2"/>
      <text:p text:style-name="P4">4. <text:s/>Any time a property changes hands (including from the <text:span text:style-name="T5">bank</text:span> to a player), the new function <text:span text:style-name="T4">G</text:span><text:span text:style-name="T3">ame.</text:span><text:span text:style-name="T2">update_inventories</text:span> is called. <text:s/><text:span text:style-name="T1">This function updates both versions of the inventory, the set </text:span><text:span text:style-name="T4">G</text:span><text:span text:style-name="T3">ame.sc_groups</text:span><text:span text:style-name="T1">, and the set of monopolies for each player.</text:span></text:p>
      <text:p text:style-name="P2"/>
      <text:p text:style-name="P3">5. <text:s/>When rolling the dice, instead of calling the global <text:span text:style-name="T2">roll()</text:span><text:span text:style-name="T6"> function, players call </text:span><text:span text:style-name="T2">randint(1,6)</text:span><text:span text:style-name="T6"> directly. <text:s/>This saves a function call for each roll of a die. <text:s/></text:span></text:p>
      <text:p text:style-name="P2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22:08:11.137804000</meta:creation-date>
    <dc:date>2015-06-22T13:34:24.246628000</dc:date>
    <meta:editing-duration>PT16H58M39S</meta:editing-duration>
    <meta:editing-cycles>7</meta:editing-cycles>
    <meta:generator>LibreOffice/4.4.1.2$MacOSX_X86_64 LibreOffice_project/45e2de17089c24a1fa810c8f975a7171ba4cd432</meta:generator>
    <meta:document-statistic meta:table-count="0" meta:image-count="0" meta:object-count="0" meta:page-count="1" meta:paragraph-count="10" meta:word-count="373" meta:character-count="2293" meta:non-whitespace-character-count="1898"/>
  </office:meta>
</office:document-meta>
</file>